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6632" officeooo:paragraph-rsid="00046632" style:font-weight-asian="bold" style:font-weight-complex="bold"/>
    </style:style>
    <style:style style:name="P2" style:family="paragraph" style:parent-style-name="Standard">
      <style:paragraph-properties fo:text-align="start" style:justify-single-word="false"/>
      <style:text-properties fo:font-weight="bold" officeooo:rsid="00046632" officeooo:paragraph-rsid="00046632" style:font-weight-asian="bold" style:font-weight-complex="bold"/>
    </style:style>
    <style:style style:name="P3" style:family="paragraph" style:parent-style-name="Standard">
      <style:paragraph-properties fo:text-align="start" style:justify-single-word="false"/>
      <style:text-properties officeooo:paragraph-rsid="00064e8b"/>
    </style:style>
    <style:style style:name="P4" style:family="paragraph" style:parent-style-name="Standard">
      <style:paragraph-properties fo:text-align="start" style:justify-single-word="false"/>
      <style:text-properties officeooo:paragraph-rsid="000f1f82"/>
    </style:style>
    <style:style style:name="P5" style:family="paragraph" style:parent-style-name="Standard">
      <style:paragraph-properties fo:text-align="start" style:justify-single-word="false"/>
      <style:text-properties officeooo:paragraph-rsid="001004cf"/>
    </style:style>
    <style:style style:name="P6" style:family="paragraph" style:parent-style-name="Standard">
      <style:paragraph-properties fo:text-align="center" style:justify-single-word="false"/>
      <style:text-properties fo:font-size="15pt" fo:font-weight="normal" officeooo:rsid="00046632" officeooo:paragraph-rsid="00046632"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046632" officeooo:paragraph-rsid="00046632"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531dd" officeooo:paragraph-rsid="000531dd"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7dea1" officeooo:paragraph-rsid="0007dea1"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64e8b" officeooo:paragraph-rsid="00064e8b"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0a5a42" officeooo:paragraph-rsid="00064e8b"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0a5a42" officeooo:paragraph-rsid="000a5a42"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0ba226" officeooo:paragraph-rsid="000ba226"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0f1f82" officeooo:paragraph-rsid="000f1f82"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10a627" officeooo:paragraph-rsid="0010a627"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1004cf" officeooo:paragraph-rsid="001004cf" style:font-size-asian="13.1000003814697pt" style:font-weight-asian="normal" style:font-size-complex="15pt" style:font-weight-complex="normal"/>
    </style:style>
    <style:style style:name="P17" style:family="paragraph" style:parent-style-name="Standard">
      <style:paragraph-properties fo:text-align="center" style:justify-single-word="false"/>
      <style:text-properties fo:font-size="15pt" fo:font-weight="bold" officeooo:rsid="000e15ef" officeooo:paragraph-rsid="000e15ef"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10a627" officeooo:paragraph-rsid="0010a627"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font-size="15pt" fo:font-weight="bold" officeooo:rsid="0013867c" officeooo:paragraph-rsid="0013867c"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fo:font-size="15pt" fo:language="en" fo:country="US" fo:font-weight="bold" officeooo:rsid="00046632" officeooo:paragraph-rsid="00046632"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fo:font-size="15pt" fo:language="en" fo:country="US" fo:font-weight="normal" officeooo:rsid="00158739" officeooo:paragraph-rsid="00158739"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officeooo:rsid="000a5a42" officeooo:paragraph-rsid="000a5a42"/>
    </style:style>
    <style:style style:name="P24" style:family="paragraph" style:parent-style-name="Standard" style:list-style-name="L1">
      <style:paragraph-properties fo:text-align="start" style:justify-single-word="false"/>
      <style:text-properties fo:font-size="15pt" officeooo:rsid="00046632" officeooo:paragraph-rsid="00046632" style:font-size-asian="15pt" style:font-size-complex="15pt"/>
    </style:style>
    <style:style style:name="P25" style:family="paragraph" style:parent-style-name="Standard" style:list-style-name="L1">
      <style:paragraph-properties fo:text-align="start" style:justify-single-word="false"/>
      <style:text-properties fo:font-size="15pt" fo:font-weight="normal" officeooo:rsid="00046632" officeooo:paragraph-rsid="00046632" style:font-size-asian="15pt" style:font-weight-asian="normal" style:font-size-complex="15pt" style:font-weight-complex="normal"/>
    </style:style>
    <style:style style:name="P26" style:family="paragraph" style:parent-style-name="Standard" style:list-style-name="L2">
      <style:paragraph-properties fo:text-align="start" style:justify-single-word="false"/>
      <style:text-properties fo:font-size="15pt" fo:font-weight="normal" officeooo:rsid="000531dd" officeooo:paragraph-rsid="000531dd" style:font-size-asian="15pt" style:font-weight-asian="normal" style:font-size-complex="15pt" style:font-weight-complex="normal"/>
    </style:style>
    <style:style style:name="P27" style:family="paragraph" style:parent-style-name="Standard" style:list-style-name="L3">
      <style:paragraph-properties fo:text-align="start" style:justify-single-word="false"/>
      <style:text-properties fo:font-size="15pt" fo:font-weight="normal" officeooo:rsid="0007dea1" officeooo:paragraph-rsid="0007dea1" style:font-size-asian="13.1000003814697pt" style:font-weight-asian="normal" style:font-size-complex="15pt" style:font-weight-complex="normal"/>
    </style:style>
    <style:style style:name="P28" style:family="paragraph" style:parent-style-name="Standard" style:list-style-name="L4">
      <style:paragraph-properties fo:text-align="start" style:justify-single-word="false"/>
      <style:text-properties fo:font-size="15pt" fo:font-weight="normal" officeooo:rsid="000b085a" officeooo:paragraph-rsid="000b085a" style:font-size-asian="13.1000003814697pt" style:font-weight-asian="normal" style:font-size-complex="15pt" style:font-weight-complex="normal"/>
    </style:style>
    <style:style style:name="P29" style:family="paragraph" style:parent-style-name="Standard" style:list-style-name="L6">
      <style:paragraph-properties fo:text-align="start" style:justify-single-word="false"/>
      <style:text-properties fo:font-size="15pt" fo:font-weight="normal" officeooo:rsid="000ba226" officeooo:paragraph-rsid="000ba226"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paragraph-rsid="000b085a" style:font-size-asian="13.1000003814697pt" style:font-weight-asian="normal" style:font-size-complex="15pt" style:font-weight-complex="normal"/>
    </style:style>
    <style:style style:name="P31" style:family="paragraph" style:parent-style-name="Standard" style:list-style-name="L7">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32" style:family="paragraph" style:parent-style-name="Standard" style:list-style-name="L8">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fo:font-size="15pt" fo:language="en" fo:country="US" fo:font-weight="normal" officeooo:rsid="00158739" officeooo:paragraph-rsid="00158739"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size="15pt" fo:language="en" fo:country="US" fo:font-weight="normal" officeooo:rsid="00163373" officeooo:paragraph-rsid="00163373" style:font-size-asian="13.1000003814697pt" style:font-weight-asian="normal" style:font-size-complex="15pt" style:font-weight-complex="normal"/>
    </style:style>
    <style:style style:name="P35" style:family="paragraph" style:parent-style-name="Standard">
      <style:paragraph-properties fo:text-align="start" style:justify-single-word="false"/>
      <style:text-properties fo:font-size="15pt" fo:language="en" fo:country="US" fo:font-weight="normal" officeooo:rsid="001820c8" officeooo:paragraph-rsid="001820c8" style:font-size-asian="13.1000003814697pt" style:font-weight-asian="normal" style:font-size-complex="15pt" style:font-weight-complex="normal"/>
    </style:style>
    <style:style style:name="P36" style:family="paragraph" style:parent-style-name="Standard">
      <style:paragraph-properties fo:text-align="start" style:justify-single-word="false"/>
      <style:text-properties fo:font-size="15pt" fo:language="en" fo:country="US" fo:font-weight="normal" officeooo:rsid="00188925" officeooo:paragraph-rsid="00188925"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fo:font-size="15pt" fo:language="en" fo:country="US" fo:font-weight="normal" officeooo:rsid="001a70d9" officeooo:paragraph-rsid="001a70d9" style:font-size-asian="13.1000003814697pt" style:font-weight-asian="normal" style:font-size-complex="15pt" style:font-weight-complex="normal"/>
    </style:style>
    <style:style style:name="P38" style:family="paragraph" style:parent-style-name="Standard" style:list-style-name="L11">
      <style:paragraph-properties fo:text-align="start" style:justify-single-word="false"/>
      <style:text-properties fo:font-size="15pt" fo:language="en" fo:country="US" fo:font-weight="normal" officeooo:rsid="001a70d9" officeooo:paragraph-rsid="001a70d9" style:font-size-asian="13.1000003814697pt" style:font-weight-asian="normal" style:font-size-complex="15pt" style:font-weight-complex="normal"/>
    </style:style>
    <style:style style:name="P39" style:family="paragraph" style:parent-style-name="Standard">
      <style:paragraph-properties fo:text-align="center" style:justify-single-word="false"/>
      <style:text-properties fo:font-size="15pt" fo:language="en" fo:country="US" fo:font-weight="normal" officeooo:rsid="001c2145" officeooo:paragraph-rsid="001c2145" style:font-size-asian="13.1000003814697pt" style:font-weight-asian="normal" style:font-size-complex="15pt" style:font-weight-complex="normal"/>
    </style:style>
    <style:style style:name="P40" style:family="paragraph" style:parent-style-name="Standard" style:list-style-name="L13">
      <style:paragraph-properties fo:text-align="start" style:justify-single-word="false"/>
      <style:text-properties fo:font-size="15pt" fo:language="en" fo:country="US" fo:font-weight="normal" officeooo:rsid="001eb6bb" officeooo:paragraph-rsid="001eb6bb" style:font-size-asian="13.1000003814697pt" style:font-weight-asian="normal" style:font-size-complex="15pt" style:font-weight-complex="normal"/>
    </style:style>
    <style:style style:name="P41" style:family="paragraph" style:parent-style-name="Standard" style:list-style-name="L13">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42" style:family="paragraph" style:parent-style-name="Standard">
      <style:paragraph-properties fo:text-align="center" style:justify-single-word="false"/>
      <style:text-properties fo:font-size="15pt" fo:language="en" fo:country="US" fo:font-weight="bold" officeooo:rsid="00163373" officeooo:paragraph-rsid="00163373" style:font-size-asian="13.1000003814697pt" style:font-weight-asian="bold" style:font-size-complex="15pt" style:font-weight-complex="bold"/>
    </style:style>
    <style:style style:name="P43" style:family="paragraph" style:parent-style-name="Standard">
      <style:paragraph-properties fo:text-align="start" style:justify-single-word="false"/>
      <style:text-properties fo:font-size="15pt" fo:language="en" fo:country="US" fo:font-weight="bold" officeooo:rsid="00163373" officeooo:paragraph-rsid="00163373" style:font-size-asian="13.1000003814697pt" style:font-weight-asian="bold" style:font-size-complex="15pt" style:font-weight-complex="bold"/>
    </style:style>
    <style:style style:name="P44" style:family="paragraph" style:parent-style-name="Standard" style:list-style-name="L4">
      <style:paragraph-properties fo:text-align="start" style:justify-single-word="false"/>
      <style:text-properties officeooo:paragraph-rsid="000b085a"/>
    </style:style>
    <style:style style:name="P45" style:family="paragraph" style:parent-style-name="Standard" style:list-style-name="L9">
      <style:paragraph-properties fo:text-align="start" style:justify-single-word="false"/>
      <style:text-properties officeooo:paragraph-rsid="00188925"/>
    </style:style>
    <style:style style:name="P46" style:family="paragraph" style:parent-style-name="Standard">
      <style:paragraph-properties fo:text-align="start" style:justify-single-word="false"/>
      <style:text-properties officeooo:paragraph-rsid="00188925"/>
    </style:style>
    <style:style style:name="P47" style:family="paragraph" style:parent-style-name="Standard">
      <style:paragraph-properties fo:text-align="start" style:justify-single-word="false"/>
      <style:text-properties officeooo:paragraph-rsid="00192d65"/>
    </style:style>
    <style:style style:name="P48" style:family="paragraph" style:parent-style-name="Standard" style:list-style-name="L11">
      <style:paragraph-properties fo:text-align="start" style:justify-single-word="false"/>
      <style:text-properties officeooo:paragraph-rsid="001b0800"/>
    </style:style>
    <style:style style:name="P49" style:family="paragraph" style:parent-style-name="Standard">
      <style:paragraph-properties fo:text-align="start" style:justify-single-word="false"/>
      <style:text-properties officeooo:paragraph-rsid="002392da"/>
    </style:style>
    <style:style style:name="P50" style:family="paragraph" style:parent-style-name="Standard">
      <style:paragraph-properties fo:text-align="start" style:justify-single-word="false"/>
      <style:text-properties fo:font-weight="normal" officeooo:rsid="00064e8b" officeooo:paragraph-rsid="000531dd" style:font-weight-asian="normal" style:font-weight-complex="normal"/>
    </style:style>
    <style:style style:name="P51" style:family="paragraph" style:parent-style-name="Standard">
      <style:paragraph-properties fo:text-align="start" style:justify-single-word="false"/>
      <style:text-properties fo:font-weight="normal" officeooo:rsid="001f9813" officeooo:paragraph-rsid="001f9813" style:font-weight-asian="normal" style:font-weight-complex="normal"/>
    </style:style>
    <style:style style:name="P52" style:family="paragraph" style:parent-style-name="Standard" style:list-style-name="L14">
      <style:paragraph-properties fo:text-align="start" style:justify-single-word="false"/>
      <style:text-properties fo:font-weight="normal" officeooo:rsid="001f9813" officeooo:paragraph-rsid="001f9813" style:font-weight-asian="normal" style:font-weight-complex="normal"/>
    </style:style>
    <style:style style:name="P53" style:family="paragraph" style:parent-style-name="Standard" style:list-style-name="L15">
      <style:paragraph-properties fo:text-align="start" style:justify-single-word="false"/>
      <style:text-properties fo:font-weight="normal" officeooo:rsid="001f9813" officeooo:paragraph-rsid="001f9813" style:font-weight-asian="normal" style:font-weight-complex="normal"/>
    </style:style>
    <style:style style:name="P54" style:family="paragraph" style:parent-style-name="Standard" style:list-style-name="L16">
      <style:paragraph-properties fo:text-align="start" style:justify-single-word="false"/>
      <style:text-properties fo:font-weight="normal" officeooo:rsid="001f9813" officeooo:paragraph-rsid="001f9813" style:font-weight-asian="normal" style:font-weight-complex="normal"/>
    </style:style>
    <style:style style:name="P55" style:family="paragraph" style:parent-style-name="Standard">
      <style:paragraph-properties fo:text-align="start" style:justify-single-word="false"/>
      <style:text-properties fo:font-weight="normal" officeooo:rsid="002097e6" officeooo:paragraph-rsid="002097e6" style:font-weight-asian="normal" style:font-weight-complex="normal"/>
    </style:style>
    <style:style style:name="P56" style:family="paragraph" style:parent-style-name="Standard" style:list-style-name="L17">
      <style:paragraph-properties fo:text-align="start" style:justify-single-word="false"/>
      <style:text-properties fo:font-weight="normal" officeooo:rsid="002097e6" officeooo:paragraph-rsid="002097e6" style:font-weight-asian="normal" style:font-weight-complex="normal"/>
    </style:style>
    <style:style style:name="P57" style:family="paragraph" style:parent-style-name="Standard" style:list-style-name="L18">
      <style:paragraph-properties fo:text-align="start" style:justify-single-word="false"/>
      <style:text-properties fo:font-weight="normal" officeooo:rsid="002097e6" officeooo:paragraph-rsid="002097e6" style:font-weight-asian="normal" style:font-weight-complex="normal"/>
    </style:style>
    <style:style style:name="P58" style:family="paragraph" style:parent-style-name="Standard">
      <style:paragraph-properties fo:text-align="start" style:justify-single-word="false"/>
      <style:text-properties fo:font-weight="normal" officeooo:rsid="0021224b" officeooo:paragraph-rsid="0021224b" style:font-weight-asian="normal" style:font-weight-complex="normal"/>
    </style:style>
    <style:style style:name="P59" style:family="paragraph" style:parent-style-name="Standard" style:list-style-name="L19">
      <style:paragraph-properties fo:text-align="start" style:justify-single-word="false"/>
      <style:text-properties fo:font-weight="normal" officeooo:rsid="0021224b" officeooo:paragraph-rsid="0021224b" style:font-weight-asian="normal" style:font-weight-complex="normal"/>
    </style:style>
    <style:style style:name="P60" style:family="paragraph" style:parent-style-name="Standard">
      <style:paragraph-properties fo:text-align="start" style:justify-single-word="false"/>
      <style:text-properties fo:font-weight="normal" officeooo:rsid="00219ae8" officeooo:paragraph-rsid="00219ae8" style:font-weight-asian="normal" style:font-weight-complex="normal"/>
    </style:style>
    <style:style style:name="P61" style:family="paragraph" style:parent-style-name="Standard" style:list-style-name="L9">
      <style:paragraph-properties fo:text-align="start" style:justify-single-word="false"/>
      <style:text-properties officeooo:rsid="00188925" officeooo:paragraph-rsid="00188925"/>
    </style:style>
    <style:style style:name="P62" style:family="paragraph" style:parent-style-name="Standard">
      <style:paragraph-properties fo:text-align="start" style:justify-single-word="false"/>
      <style:text-properties officeooo:rsid="00188925" officeooo:paragraph-rsid="00188925"/>
    </style:style>
    <style:style style:name="P63" style:family="paragraph" style:parent-style-name="Standard" style:list-style-name="L10">
      <style:paragraph-properties fo:text-align="start" style:justify-single-word="false"/>
      <style:text-properties officeooo:rsid="00192d65" officeooo:paragraph-rsid="00192d65"/>
    </style:style>
    <style:style style:name="P64" style:family="paragraph" style:parent-style-name="Standard">
      <style:paragraph-properties fo:text-align="start" style:justify-single-word="false"/>
      <style:text-properties officeooo:rsid="00192d65" officeooo:paragraph-rsid="00192d65"/>
    </style:style>
    <style:style style:name="P65" style:family="paragraph" style:parent-style-name="Standard" style:list-style-name="L11">
      <style:paragraph-properties fo:text-align="start" style:justify-single-word="false"/>
      <style:text-properties officeooo:rsid="001b0800" officeooo:paragraph-rsid="001b0800"/>
    </style:style>
    <style:style style:name="P66" style:family="paragraph" style:parent-style-name="Standard" style:list-style-name="L11">
      <style:paragraph-properties fo:text-align="start" style:justify-single-word="false"/>
      <style:text-properties officeooo:rsid="001c2145" officeooo:paragraph-rsid="001c2145"/>
    </style:style>
    <style:style style:name="P67" style:family="paragraph" style:parent-style-name="Standard">
      <style:paragraph-properties fo:text-align="start" style:justify-single-word="false"/>
      <style:text-properties officeooo:rsid="001c2145" officeooo:paragraph-rsid="001c2145"/>
    </style:style>
    <style:style style:name="P68" style:family="paragraph" style:parent-style-name="Standard">
      <style:paragraph-properties fo:text-align="start" style:justify-single-word="false"/>
      <style:text-properties fo:font-weight="bold" officeooo:rsid="001c2145" officeooo:paragraph-rsid="001c2145" style:font-weight-asian="bold" style:font-weight-complex="bold"/>
    </style:style>
    <style:style style:name="P69" style:family="paragraph" style:parent-style-name="Standard">
      <style:paragraph-properties fo:text-align="start" style:justify-single-word="false"/>
      <style:text-properties fo:font-weight="bold" officeooo:rsid="001f9813" officeooo:paragraph-rsid="001f9813" style:font-weight-asian="bold" style:font-weight-complex="bold"/>
    </style:style>
    <style:style style:name="P70" style:family="paragraph" style:parent-style-name="Standard">
      <style:paragraph-properties fo:text-align="start" style:justify-single-word="false"/>
      <style:text-properties fo:font-weight="bold" officeooo:rsid="002097e6" officeooo:paragraph-rsid="002097e6" style:font-weight-asian="bold" style:font-weight-complex="bold"/>
    </style:style>
    <style:style style:name="P71" style:family="paragraph" style:parent-style-name="Standard">
      <style:paragraph-properties fo:text-align="start" style:justify-single-word="false"/>
      <style:text-properties fo:font-weight="bold" officeooo:rsid="0021224b" officeooo:paragraph-rsid="0021224b" style:font-weight-asian="bold" style:font-weight-complex="bold"/>
    </style:style>
    <style:style style:name="P72" style:family="paragraph" style:parent-style-name="Standard" style:list-style-name="L20">
      <style:paragraph-properties fo:text-align="start" style:justify-single-word="false"/>
      <style:text-properties fo:font-weight="bold" officeooo:rsid="0021224b" officeooo:paragraph-rsid="0021224b" style:font-weight-asian="bold" style:font-weight-complex="bold"/>
    </style:style>
    <style:style style:name="P73" style:family="paragraph" style:parent-style-name="Standard">
      <style:paragraph-properties fo:text-align="start" style:justify-single-word="false"/>
      <style:text-properties fo:font-weight="bold" officeooo:rsid="00219ae8" officeooo:paragraph-rsid="00219ae8" style:font-weight-asian="bold" style:font-weight-complex="bold"/>
    </style:style>
    <style:style style:name="P74" style:family="paragraph" style:parent-style-name="Standard">
      <style:paragraph-properties fo:text-align="start" style:justify-single-word="false"/>
      <style:text-properties fo:font-weight="bold" officeooo:rsid="00238948" officeooo:paragraph-rsid="00238948" style:font-weight-asian="bold" style:font-weight-complex="bold"/>
    </style:style>
    <style:style style:name="P75" style:family="paragraph" style:parent-style-name="Standard">
      <style:paragraph-properties fo:text-align="start" style:justify-single-word="false"/>
      <style:text-properties fo:font-weight="bold" officeooo:rsid="002392da" officeooo:paragraph-rsid="002392da" style:font-weight-asian="bold" style:font-weight-complex="bold"/>
    </style:style>
    <style:style style:name="P76" style:family="paragraph" style:parent-style-name="Standard" style:list-style-name="L21">
      <style:paragraph-properties fo:text-align="start" style:justify-single-word="false"/>
      <style:text-properties fo:font-weight="bold" officeooo:rsid="002392da" officeooo:paragraph-rsid="002392da" style:font-weight-asian="bold" style:font-weight-complex="bold"/>
    </style:style>
    <style:style style:name="P77" style:family="paragraph" style:parent-style-name="Standard">
      <style:paragraph-properties fo:text-align="start" style:justify-single-word="false"/>
      <style:text-properties officeooo:rsid="001d66f2" officeooo:paragraph-rsid="001d66f2"/>
    </style:style>
    <style:style style:name="P78" style:family="paragraph" style:parent-style-name="Standard" style:list-style-name="L12">
      <style:paragraph-properties fo:text-align="start" style:justify-single-word="false"/>
      <style:text-properties officeooo:rsid="001d66f2" officeooo:paragraph-rsid="001d66f2"/>
    </style:style>
    <style:style style:name="P79" style:family="paragraph" style:parent-style-name="Standard">
      <style:paragraph-properties fo:text-align="start" style:justify-single-word="false"/>
      <style:text-properties officeooo:rsid="001f9813" officeooo:paragraph-rsid="001f9813"/>
    </style:style>
    <style:style style:name="T1" style:family="text">
      <style:text-properties fo:font-weight="bold" style:font-weight-asian="bold" style:font-weight-complex="bold"/>
    </style:style>
    <style:style style:name="T2" style:family="text">
      <style:text-properties fo:font-weight="bold" officeooo:rsid="000a5a42"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pt" fo:font-weight="normal" style:font-size-asian="13.1000003814697pt" style:font-weight-asian="normal" style:font-size-complex="15pt" style:font-weight-complex="normal"/>
    </style:style>
    <style:style style:name="T5" style:family="text">
      <style:text-properties fo:font-size="15pt" fo:font-weight="normal" officeooo:rsid="00064e8b" style:font-size-asian="13.1000003814697pt" style:font-weight-asian="normal" style:font-size-complex="15pt" style:font-weight-complex="normal"/>
    </style:style>
    <style:style style:name="T6" style:family="text">
      <style:text-properties fo:font-size="15pt" fo:font-weight="normal" officeooo:rsid="0008da54" style:font-size-asian="13.1000003814697pt" style:font-weight-asian="normal" style:font-size-complex="15pt" style:font-weight-complex="normal"/>
    </style:style>
    <style:style style:name="T7" style:family="text">
      <style:text-properties fo:font-size="15pt" fo:font-weight="normal" officeooo:rsid="000a5a42" style:font-size-asian="13.1000003814697pt" style:font-weight-asian="normal" style:font-size-complex="15pt" style:font-weight-complex="normal"/>
    </style:style>
    <style:style style:name="T8" style:family="text">
      <style:text-properties fo:font-size="15pt" fo:font-weight="normal" officeooo:rsid="000b085a" style:font-size-asian="13.1000003814697pt" style:font-weight-asian="normal" style:font-size-complex="15pt" style:font-weight-complex="normal"/>
    </style:style>
    <style:style style:name="T9" style:family="text">
      <style:text-properties fo:font-size="15pt" fo:font-weight="normal" officeooo:rsid="000f1f82" style:font-size-asian="13.1000003814697pt" style:font-weight-asian="normal" style:font-size-complex="15pt" style:font-weight-complex="normal"/>
    </style:style>
    <style:style style:name="T10" style:family="text">
      <style:text-properties fo:font-size="15pt" fo:font-weight="normal" officeooo:rsid="001004cf" style:font-size-asian="13.1000003814697pt" style:font-weight-asian="normal" style:font-size-complex="15pt" style:font-weight-complex="normal"/>
    </style:style>
    <style:style style:name="T11" style:family="text">
      <style:text-properties fo:font-size="15pt" fo:font-weight="normal" officeooo:rsid="0010a627" style:font-size-asian="13.1000003814697pt" style:font-weight-asian="normal" style:font-size-complex="15pt" style:font-weight-complex="normal"/>
    </style:style>
    <style:style style:name="T12" style:family="text">
      <style:text-properties fo:font-size="15pt" fo:language="en" fo:country="US" fo:font-weight="normal" style:font-size-asian="13.1000003814697pt" style:font-weight-asian="normal" style:font-size-complex="15pt" style:font-weight-complex="normal"/>
    </style:style>
    <style:style style:name="T13" style:family="text">
      <style:text-properties fo:font-size="15pt" fo:language="en" fo:country="US" fo:font-weight="normal" officeooo:rsid="00188925" style:font-size-asian="13.1000003814697pt" style:font-weight-asian="normal" style:font-size-complex="15pt" style:font-weight-complex="normal"/>
    </style:style>
    <style:style style:name="T14" style:family="text">
      <style:text-properties fo:font-size="15pt" fo:language="en" fo:country="US" fo:font-weight="normal" officeooo:rsid="00192d65" style:font-size-asian="13.1000003814697pt" style:font-weight-asian="normal" style:font-size-complex="15pt" style:font-weight-complex="normal"/>
    </style:style>
    <style:style style:name="T15" style:family="text">
      <style:text-properties fo:font-size="15pt" fo:language="en" fo:country="US" fo:font-weight="normal" officeooo:rsid="001b0800" style:font-size-asian="13.1000003814697pt" style:font-weight-asian="normal" style:font-size-complex="15pt" style:font-weight-complex="normal"/>
    </style:style>
    <style:style style:name="T16" style:family="text">
      <style:text-properties fo:font-size="15pt" fo:language="en" fo:country="US" fo:font-weight="normal" officeooo:rsid="0021224b" style:font-size-asian="13.1000003814697pt" style:font-weight-asian="normal" style:font-size-complex="15pt" style:font-weight-complex="normal"/>
    </style:style>
    <style:style style:name="T17" style:family="text">
      <style:text-properties fo:font-size="15pt" fo:language="en" fo:country="US" fo:font-weight="normal" officeooo:rsid="00219ae8" style:font-size-asian="13.1000003814697pt" style:font-weight-asian="normal" style:font-size-complex="15pt" style:font-weight-complex="normal"/>
    </style:style>
    <style:style style:name="T18" style:family="text">
      <style:text-properties fo:font-size="15pt" fo:language="en" fo:country="US" fo:font-weight="normal" officeooo:rsid="002392da" style:font-size-asian="13.1000003814697pt" style:font-weight-asian="normal" style:font-size-complex="15pt" style:font-weight-complex="normal"/>
    </style:style>
    <style:style style:name="T19" style:family="text">
      <style:text-properties fo:font-size="15pt" fo:language="en" fo:country="US" fo:font-weight="bold" style:font-size-asian="13.1000003814697pt" style:font-weight-asian="bold" style:font-size-complex="15pt" style:font-weight-complex="bold"/>
    </style:style>
    <style:style style:name="T20" style:family="text">
      <style:text-properties fo:font-size="15pt" fo:language="en" fo:country="US" fo:font-weight="bold" officeooo:rsid="00192d65" style:font-size-asian="13.1000003814697pt" style:font-weight-asian="bold" style:font-size-complex="15pt" style:font-weight-complex="bold"/>
    </style:style>
    <style:style style:name="T21" style:family="text">
      <style:text-properties fo:font-size="15pt" fo:language="en" fo:country="US" fo:font-weight="bold" officeooo:rsid="001b0800" style:font-size-asian="13.1000003814697pt" style:font-weight-asian="bold" style:font-size-complex="15pt" style:font-weight-complex="bold"/>
    </style:style>
    <style:style style:name="T22" style:family="text">
      <style:text-properties fo:font-size="15pt" fo:language="en" fo:country="US" fo:font-weight="bold" officeooo:rsid="00219ae8" style:font-size-asian="13.1000003814697pt" style:font-weight-asian="bold" style:font-size-complex="15pt" style:font-weight-complex="bold"/>
    </style:style>
    <style:style style:name="T23" style:family="text">
      <style:text-properties fo:font-size="15pt" fo:language="en" fo:country="US" fo:font-weight="bold" officeooo:rsid="002392da" style:font-size-asian="13.1000003814697pt" style:font-weight-asian="bold" style:font-size-complex="15pt" style:font-weight-complex="bold"/>
    </style:style>
    <style:style style:name="T24" style:family="text">
      <style:text-properties fo:font-size="15pt" fo:language="en" fo:country="US" style:font-size-asian="13.1000003814697pt" style:font-size-complex="15pt"/>
    </style:style>
    <style:style style:name="T25" style:family="text">
      <style:text-properties fo:font-size="15pt" fo:language="en" fo:country="US" officeooo:rsid="0021224b" style:font-size-asian="13.1000003814697pt" style:font-size-complex="15pt"/>
    </style:style>
    <style:style style:name="T26" style:family="text">
      <style:text-properties fo:font-size="15pt" fo:language="en" fo:country="US" officeooo:rsid="00219ae8" style:font-size-asian="13.1000003814697pt" style:font-size-complex="15pt"/>
    </style:style>
    <style:style style:name="T27" style:family="text">
      <style:text-properties fo:language="en" fo:country="US"/>
    </style:style>
    <style:style style:name="T28" style:family="text">
      <style:text-properties officeooo:rsid="00163373"/>
    </style:style>
    <style:style style:name="T29" style:family="text">
      <style:text-properties officeooo:rsid="00188925"/>
    </style:style>
    <style:style style:name="T30" style:family="text">
      <style:text-properties officeooo:rsid="00192d65"/>
    </style:style>
    <style:style style:name="T31" style:family="text">
      <style:text-properties officeooo:rsid="001b0800"/>
    </style:style>
    <style:style style:name="T32" style:family="text">
      <style:text-properties officeooo:rsid="001eb6bb"/>
    </style:style>
    <style:style style:name="T33" style:family="text">
      <style:text-properties officeooo:rsid="001f9813"/>
    </style:style>
    <style:style style:name="T34" style:family="text">
      <style:text-properties officeooo:rsid="002392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0">Documentation.</text:p>
      <text:p text:style-name="P1"/>
      <text:p text:style-name="P7">There are three interfaces for different type of users:</text:p>
      <text:p text:style-name="P7"/>
      <text:list xml:id="list550304335" text:style-name="L1">
        <text:list-item>
          <text:p text:style-name="P24"><text:span text:style-name="T3">The first interface is for </text:span><text:span text:style-name="T1">Clients</text:span></text:p>
        </text:list-item>
        <text:list-item>
          <text:p text:style-name="P24">The second is for <text:span text:style-name="T1">Workers</text:span></text:p>
        </text:list-item>
        <text:list-item>
          <text:p text:style-name="P25">And the third is for <text:span text:style-name="T1">Administrator</text:span></text:p>
        </text:list-item>
      </text:list>
      <text:p text:style-name="P2"/>
      <text:p text:style-name="P2"/>
      <text:p text:style-name="P2"/>
      <text:p text:style-name="P6"><text:span text:style-name="T1">Ap</text:span><text:span text:style-name="T2">p</text:span><text:span text:style-name="T1">lication for Customers.</text:span></text:p>
      <text:p text:style-name="P1"/>
      <text:p text:style-name="P8">So, the first step for client will be <text:span text:style-name="T1">registration</text:span>. <text:s/>At registration page customer have to fill the registration form with the following fields:</text:p>
      <text:p text:style-name="P8"><text:tab/><text:tab/></text:p>
      <text:list xml:id="list911943386" text:style-name="L2">
        <text:list-item>
          <text:p text:style-name="P26">Email (This field must be unique)</text:p>
        </text:list-item>
        <text:list-item>
          <text:p text:style-name="P26">First name</text:p>
        </text:list-item>
        <text:list-item>
          <text:p text:style-name="P26">Last name</text:p>
        </text:list-item>
        <text:list-item>
          <text:p text:style-name="P26">Phone number</text:p>
        </text:list-item>
        <text:list-item>
          <text:p text:style-name="P26">Password</text:p>
        </text:list-item>
      </text:list>
      <text:p text:style-name="P50"/>
      <text:p text:style-name="P9">Of course i have to tell about login, so , if client has the account , the client can log in, The client should fill the login form which consists of following fields:</text:p>
      <text:p text:style-name="P9"/>
      <text:list xml:id="list2489276725" text:style-name="L3">
        <text:list-item>
          <text:p text:style-name="P27">Email</text:p>
        </text:list-item>
        <text:list-item>
          <text:p text:style-name="P27">Password<text:tab/><text:tab/><text:tab/><text:tab/> </text:p>
        </text:list-item>
      </text:list>
      <text:p text:style-name="P10"/>
      <text:p text:style-name="P3"><text:span text:style-name="T5">After registration, a client profile is created. </text:span><text:span text:style-name="T6">The client profile displays information about the client( his id, email), feedback and visits to the client, and there is a button to log out. </text:span><text:span text:style-name="T7">And if user have an active service, it will be showed at his page.</text:span></text:p>
      <text:p text:style-name="P11"/>
      <text:p text:style-name="P12">The next part of application for clients is order a service.</text:p>
      <text:p text:style-name="P23"><text:span text:style-name="T4">Well, to order a service, client have to fill the form which consi</text:span><text:span text:style-name="T8">s</text:span><text:span text:style-name="T4">ts of fields:</text:span></text:p>
      <text:list xml:id="list818294346" text:style-name="L4">
        <text:list-item>
          <text:p text:style-name="P28"><text:s/>Choose a service</text:p>
        </text:list-item>
        <text:list-item>
          <text:p text:style-name="P28"><text:s/>Barber</text:p>
        </text:list-item>
        <text:list-item>
          <text:p text:style-name="P28"><text:s/>Date</text:p>
        </text:list-item>
        <text:list-item>
          <text:p text:style-name="P44"><text:span text:style-name="T8"><text:s/>Time</text:span><text:span text:style-name="T7"><text:tab/><text:tab/></text:span></text:p>
        </text:list-item>
      </text:list>
      <text:p text:style-name="P30"/>
      <text:p text:style-name="P13">After visiting the customer can leave the feedback. This form is represented by the following <text:span text:style-name="T27">fields</text:span>:</text:p>
      <text:list xml:id="list1399790970" text:style-name="L6">
        <text:list-item>
          <text:p text:style-name="P29">Opinion, impression after visit</text:p>
        </text:list-item>
        <text:list-item>
          <text:p text:style-name="P29"><text:soft-page-break/><text:span text:style-name="T27">Submit</text:span> button<text:tab/></text:p>
        </text:list-item>
      </text:list>
      <text:p text:style-name="P13"/>
      <text:p text:style-name="P13"/>
      <text:p text:style-name="P17">Application for Workers</text:p>
      <text:p text:style-name="P17"/>
      <text:p text:style-name="P18">Workers <text:span text:style-name="T27">accounts</text:span> will be created by administrator.</text:p>
      <text:p text:style-name="P17"/>
      <text:p text:style-name="P4"><text:span text:style-name="T9">So, at this part everything is simple. Worker, that is barber, can look through his work schedule, and </text:span><text:span text:style-name="T10">look</text:span><text:span text:style-name="T9"> feedbacks </text:span><text:span text:style-name="T11">about himself</text:span><text:span text:style-name="T9"> from users. </text:span></text:p>
      <text:p text:style-name="P14"/>
      <text:p text:style-name="P5"><text:span text:style-name="T9">A</text:span><text:span text:style-name="T10">lso the worker can look amount of clients today or tomorrow, in general, at different days. If the client, who is signed up for a haircut, is registered, the worker can watch the client's account.</text:span></text:p>
      <text:p text:style-name="P15"><text:s text:c="2"/></text:p>
      <text:p text:style-name="P16"/>
      <text:p text:style-name="P16"/>
      <text:p text:style-name="P19">Application for Adminitsrator</text:p>
      <text:p text:style-name="P19"/>
      <text:p text:style-name="P21">At first, administrator has two interfaces:</text:p>
      <text:list xml:id="list1005960476" text:style-name="L7">
        <text:list-item>
          <text:p text:style-name="P31">Django administration panel – for working with models(tables) and worker’s accounts.</text:p>
        </text:list-item>
        <text:list-item>
          <text:p text:style-name="P31">Which is created by myself.</text:p>
        </text:list-item>
      </text:list>
      <text:p text:style-name="P21"/>
      <text:p text:style-name="P21">And It is necessary to explain in great detail about second point.</text:p>
      <text:p text:style-name="P21"/>
      <text:p text:style-name="P21">So, the first thing is the list of workers – to look the amount of workers, and who works today.</text:p>
      <text:p text:style-name="P21"/>
      <text:p text:style-name="P21">The second is a form for creating a service. Well, what I mean: </text:p>
      <text:p text:style-name="P21"><text:tab/>It is a page with form where will be a form with fields:</text:p>
      <text:list xml:id="list3099874961" text:style-name="L8">
        <text:list-item>
          <text:p text:style-name="P32"><text:s/>Name of service</text:p>
        </text:list-item>
        <text:list-item>
          <text:p text:style-name="P32">Description</text:p>
        </text:list-item>
        <text:list-item>
          <text:p text:style-name="P32">Price</text:p>
        </text:list-item>
      </text:list>
      <text:p text:style-name="P21"/>
      <text:p text:style-name="P21">Also the administrator does the work schedule. </text:p>
      <text:p text:style-name="P22">First off, the administrator have to create a work day.</text:p>
      <text:p text:style-name="P22">After creating, there will be the next form, where administrator choose worker and work day. </text:p>
      <text:p text:style-name="P22">There is important thing, that every time when administrator opens a page with work day creating form, the past dates are<text:span text:style-name="T28">n’t in this form</text:span>.</text:p>
      <text:p text:style-name="P22"/>
      <text:p text:style-name="P22"/>
      <text:p text:style-name="P22"><text:soft-page-break/></text:p>
      <text:p text:style-name="P42">Technical part</text:p>
      <text:p text:style-name="P42"/>
      <text:p text:style-name="P37">So, everything begins from class Main, which is inherited from View ( django.views module).</text:p>
      <text:p text:style-name="P37">In function get, we check the request.user ( request.user – is our current user ), there are three conditions:</text:p>
      <text:list xml:id="list688469985" text:style-name="L11">
        <text:list-item>
          <text:p text:style-name="P38">If request.user is superuser ( that is admin) we redirect it to main_admin template, and we make some queries to tables - </text:p>
          <text:list>
            <text:list-item>
              <text:p text:style-name="P38">To <text:span text:style-name="T1">WorkDay</text:span> table ( we looking for current date)</text:p>
            </text:list-item>
            <text:list-item>
              <text:p text:style-name="P38">Then, if current date is in <text:span text:style-name="T1">WorkDay</text:span> table, <text:span text:style-name="T31">we would show all orders with current date and if orders would have active=True, if these orders have not been done yet.</text:span></text:p>
            </text:list-item>
            <text:list-item>
              <text:p text:style-name="P48"><text:span text:style-name="T15">Also the function returns DeactivateServiceForm to change active=True to active=False by administrator, if service had been done.</text:span></text:p>
            </text:list-item>
          </text:list>
        </text:list-item>
        <text:list-item>
          <text:p text:style-name="P65"><text:span text:style-name="T12">The next, if request.user is staff ( in this case it means if request.user is worker )</text:span></text:p>
          <text:list>
            <text:list-item>
              <text:p text:style-name="P65"><text:span text:style-name="T12">We also make the same query to </text:span><text:span text:style-name="T19">WorkDay</text:span><text:span text:style-name="T12"> table as at administrator part.</text:span></text:p>
            </text:list-item>
            <text:list-item>
              <text:p text:style-name="P65"><text:span text:style-name="T12">Then we checking all worker’s assignments with current date</text:span></text:p>
            </text:list-item>
            <text:list-item>
              <text:p text:style-name="P65"><text:span text:style-name="T12">The last we return all orders with current worker assignments and where active=True and order by time.</text:span></text:p>
            </text:list-item>
            <text:list-item>
              <text:p text:style-name="P66"><text:span text:style-name="T12">Return main_worker template</text:span></text:p>
            </text:list-item>
          </text:list>
        </text:list-item>
        <text:list-item>
          <text:p text:style-name="P65"><text:span text:style-name="T12">If the request.user is not a superuser and is not staff</text:span></text:p>
          <text:list>
            <text:list-item>
              <text:p text:style-name="P48"><text:span text:style-name="T15">We make query for </text:span><text:span text:style-name="T21">Worker</text:span><text:span text:style-name="T15"> table and show all workers</text:span></text:p>
            </text:list-item>
            <text:list-item>
              <text:p text:style-name="P66"><text:span text:style-name="T15">A</text:span><text:span text:style-name="T12">nd also we make query for </text:span><text:span text:style-name="T19">Service </text:span><text:span text:style-name="T12">table</text:span><text:span text:style-name="T19"> </text:span><text:span text:style-name="T12">to show all services.</text:span></text:p>
            </text:list-item>
            <text:list-item>
              <text:p text:style-name="P66"><text:span text:style-name="T12">And return home template </text:span></text:p>
            </text:list-item>
          </text:list>
        </text:list-item>
      </text:list>
      <text:p text:style-name="P43"/>
      <text:p text:style-name="P43"/>
      <text:p text:style-name="P39">The next part is apps ( client, worker, administrator)</text:p>
      <text:p text:style-name="P43"/>
      <text:p text:style-name="P34">Let’s start from <text:span text:style-name="T1">client_app</text:span>.</text:p>
      <text:p text:style-name="P34"><text:tab/><text:span text:style-name="T32">Models:</text:span></text:p>
      <text:list xml:id="list39238160" text:style-name="L13">
        <text:list-item>
          <text:p text:style-name="P40">Order – consists of next fields:</text:p>
          <text:list>
            <text:list-item>
              <text:list>
                <text:list-item>
                  <text:p text:style-name="P40">user ( who orders service )</text:p>
                </text:list-item>
                <text:list-item>
                  <text:p text:style-name="P40">worker_and_date ( user chooses <text:span text:style-name="T33">worker and his assignment )</text:span></text:p>
                </text:list-item>
                <text:list-item>
                  <text:p text:style-name="P41">service ( kind of service )</text:p>
                </text:list-item>
                <text:list-item>
                  <text:p text:style-name="P41">time</text:p>
                </text:list-item>
              </text:list>
            </text:list-item>
            <text:list-item>
              <text:p text:style-name="P41">Feedback </text:p>
            </text:list-item>
          </text:list>
        </text:list-item>
      </text:list>
      <text:p text:style-name="P34"><text:soft-page-break/></text:p>
      <text:p text:style-name="P34"/>
      <text:p text:style-name="P34"/>
      <text:p text:style-name="P35">All registered users are in <text:span text:style-name="T1">User</text:span> model. <text:span text:style-name="T29">This is the built in table in django. ( and if try to find it in the file models.py, you will not find it )</text:span></text:p>
      <text:p text:style-name="P35"/>
      <text:p text:style-name="P36">Registration is represented by <text:span text:style-name="T1">RegistrationForm</text:span>( form.Forms ) <text:span text:style-name="T30">which consists of next fields:</text:span></text:p>
      <text:list xml:id="list117657902" text:style-name="L10">
        <text:list-item>
          <text:p text:style-name="P63"><text:span text:style-name="T13">u</text:span><text:span text:style-name="T12">sername ( emailfield )</text:span></text:p>
        </text:list-item>
        <text:list-item>
          <text:p text:style-name="P63"><text:span text:style-name="T12">first_name ( charfield )</text:span></text:p>
        </text:list-item>
        <text:list-item>
          <text:p text:style-name="P63"><text:span text:style-name="T12">last_name ( charfield )</text:span></text:p>
        </text:list-item>
        <text:list-item>
          <text:p text:style-name="P63"><text:span text:style-name="T12">password1 ( charfield )</text:span></text:p>
        </text:list-item>
        <text:list-item>
          <text:p text:style-name="P63"><text:span text:style-name="T12">password2 ( charfield )</text:span></text:p>
        </text:list-item>
      </text:list>
      <text:p text:style-name="P64"><text:span text:style-name="T12"/></text:p>
      <text:p text:style-name="P46"><text:span text:style-name="T13">This form has three functions:</text:span></text:p>
      <text:list xml:id="list1827132442" text:style-name="L9">
        <text:list-item>
          <text:p text:style-name="P45"><text:span text:style-name="T13"><text:s/>save – it saves user’s data in User model.</text:span></text:p>
        </text:list-item>
        <text:list-item>
          <text:p text:style-name="P61"><text:span text:style-name="T12">clean_username – this function validates user’s username, checking if current username already exists.</text:span></text:p>
        </text:list-item>
        <text:list-item>
          <text:p text:style-name="P61"><text:span text:style-name="T12">clean_password2 – </text:span><text:span text:style-name="T14">checks if password1 == password2.</text:span></text:p>
        </text:list-item>
      </text:list>
      <text:p text:style-name="P62"><text:span text:style-name="T14"/></text:p>
      <text:p text:style-name="P62"><text:span text:style-name="T14"/></text:p>
      <text:p text:style-name="P47"><text:span text:style-name="T14">The next step is </text:span><text:span text:style-name="T20">RegistrationView – </text:span><text:span text:style-name="T14">this view is inherited from View ( django.views module ), and returns template with <text:s/></text:span><text:span text:style-name="T20">RegistrationForm.</text:span></text:p>
      <text:p text:style-name="P47"><text:span text:style-name="T14">For POST request it calls save() method for form , in circumstances</text:span><text:span text:style-name="T20"> if form is valid,</text:span><text:span text:style-name="T14"> and login user and redirect it to home page.</text:span></text:p>
      <text:p text:style-name="P47"><text:span text:style-name="T14"/></text:p>
      <text:p text:style-name="P47"><text:span text:style-name="T14">The next view is </text:span><text:span text:style-name="T20">LoginView</text:span><text:span text:style-name="T14"> – it is inherited from View too, and returns template with LoginForm ( consists of username and password ).</text:span></text:p>
      <text:p text:style-name="P64"><text:span text:style-name="T12">For POST request it checks user data and return appropriate response, if it’s OK <text:s/>redirects to success_url if not returns error_message for user.</text:span></text:p>
      <text:p text:style-name="P64"><text:span text:style-name="T12"/></text:p>
      <text:p text:style-name="P67"><text:span text:style-name="T19">SignOutView</text:span><text:span text:style-name="T12"> allows user to log out, it is inherited from </text:span><text:span text:style-name="T19">LogoutView </text:span><text:span text:style-name="T12">( django.contrib.auth.views )</text:span></text:p>
      <text:p text:style-name="P67"><text:span text:style-name="T12"/></text:p>
      <text:p text:style-name="P68"><text:span text:style-name="T24">MyProfileView </text:span><text:span text:style-name="T12">shows user his profile, and if user has current order, it shows order info (time, worker and etc.)</text:span></text:p>
      <text:p text:style-name="P64"><text:span text:style-name="T12"/></text:p>
      <text:p text:style-name="P77"><text:span text:style-name="T12">The next two views show info about workers and services:</text:span></text:p>
      <text:list xml:id="list1763584580" text:style-name="L12">
        <text:list-item>
          <text:p text:style-name="P78"><text:span text:style-name="T19">WorkerProfileView</text:span><text:span text:style-name="T12"> – shows worker’s profile to user, at this page is info about worker: his first_name, last_name and etc.</text:span></text:p>
        </text:list-item>
        <text:list-item>
          <text:p text:style-name="P78"><text:span text:style-name="T19">ServiceProfileView</text:span><text:span text:style-name="T12"> – shows service info:</text:span></text:p>
          <text:list>
            <text:list-item>
              <text:p text:style-name="P78"><text:span text:style-name="T12">Name of services</text:span></text:p>
            </text:list-item>
            <text:list-item>
              <text:p text:style-name="P78"><text:soft-page-break/><text:span text:style-name="T12">Description</text:span></text:p>
            </text:list-item>
            <text:list-item>
              <text:p text:style-name="P78"><text:span text:style-name="T12">price</text:span></text:p>
            </text:list-item>
          </text:list>
        </text:list-item>
      </text:list>
      <text:p text:style-name="P77"><text:span text:style-name="T19">MyVisitsView</text:span><text:span text:style-name="T12"> shows all visits of request.user which are ordered by date. In this <text:s/>view we make query to </text:span><text:span text:style-name="T19">Order</text:span><text:span text:style-name="T12"> table and all orders must have active=False.</text:span></text:p>
      <text:p text:style-name="P77"><text:span text:style-name="T12"/></text:p>
      <text:p text:style-name="P79"><text:span text:style-name="T12">OrderServiceView</text:span></text:p>
      <text:p text:style-name="P79"><text:span text:style-name="T12"/></text:p>
      <text:p text:style-name="P79"><text:span text:style-name="T12">FeedbackView</text:span></text:p>
      <text:p text:style-name="P79"><text:span text:style-name="T12"/></text:p>
      <text:p text:style-name="P79"><text:span text:style-name="T12"/></text:p>
      <text:p text:style-name="P69"><text:span text:style-name="T24">Administrator_app</text:span></text:p>
      <text:p text:style-name="P69"><text:span text:style-name="T24"/></text:p>
      <text:p text:style-name="P51"><text:span text:style-name="T24">Models:</text:span></text:p>
      <text:p text:style-name="P51"><text:span text:style-name="T24"><text:tab/></text:span><text:span text:style-name="T19">Service:</text:span></text:p>
      <text:list xml:id="list4056114377" text:style-name="L14">
        <text:list-item>
          <text:p text:style-name="P52"><text:span text:style-name="T24">name</text:span></text:p>
        </text:list-item>
        <text:list-item>
          <text:p text:style-name="P52"><text:span text:style-name="T24">description</text:span></text:p>
        </text:list-item>
        <text:list-item>
          <text:p text:style-name="P52"><text:span text:style-name="T24">price</text:span></text:p>
        </text:list-item>
      </text:list>
      <text:p text:style-name="P51"><text:span text:style-name="T24"><text:tab/></text:span><text:span text:style-name="T19">WorkDay</text:span><text:span text:style-name="T24">:</text:span></text:p>
      <text:list xml:id="list1041065946" text:style-name="L15">
        <text:list-item>
          <text:p text:style-name="P53"><text:span text:style-name="T24">date</text:span></text:p>
        </text:list-item>
      </text:list>
      <text:p text:style-name="P51"><text:span text:style-name="T24"><text:tab/></text:span></text:p>
      <text:p text:style-name="P51"><text:span text:style-name="T24"><text:tab/></text:span><text:span text:style-name="T19">WorkDayAssignment</text:span><text:span text:style-name="T24">:</text:span></text:p>
      <text:list xml:id="list2513187676" text:style-name="L16">
        <text:list-item>
          <text:p text:style-name="P54"><text:span text:style-name="T24">worker</text:span></text:p>
        </text:list-item>
        <text:list-item>
          <text:p text:style-name="P54"><text:span text:style-name="T24">workday</text:span></text:p>
        </text:list-item>
      </text:list>
      <text:p text:style-name="P51"><text:span text:style-name="T24"/></text:p>
      <text:p text:style-name="P55"><text:span text:style-name="T24">I’ll begin from </text:span><text:span text:style-name="T19">Service.</text:span></text:p>
      <text:p text:style-name="P55"><text:span text:style-name="T19">CreateServiceForm </text:span><text:span text:style-name="T24">(forms.Form ) is used to create services , consists of the same fields as model </text:span><text:span text:style-name="T19">Service.</text:span></text:p>
      <text:p text:style-name="P55"><text:span text:style-name="T24">This Form has two functions:</text:span></text:p>
      <text:list xml:id="list1723113376" text:style-name="L17">
        <text:list-item>
          <text:p text:style-name="P56"><text:span text:style-name="T24">save – this method saves data to Service model.</text:span></text:p>
        </text:list-item>
        <text:list-item>
          <text:p text:style-name="P56"><text:span text:style-name="T24">clean_service_name – checks if there is some service with the same name.</text:span></text:p>
        </text:list-item>
      </text:list>
      <text:p text:style-name="P55"><text:span text:style-name="T24"/></text:p>
      <text:p text:style-name="P60"><text:span text:style-name="T19">CreateServiceView</text:span><text:span text:style-name="T24">(FormView) has one method – </text:span><text:span text:style-name="T19">form_valid, </text:span><text:span text:style-name="T24">which calls save method at CreateServiceForm object and returns success url.</text:span></text:p>
      <text:p text:style-name="P55"><text:span text:style-name="T24"/></text:p>
      <text:p text:style-name="P55"><text:span text:style-name="T24"/></text:p>
      <text:p text:style-name="P70"><text:span text:style-name="T24">CreateWorkDayForm <text:s/></text:span><text:span text:style-name="T12"><text:s/>is used for creating workdays, this form has one field – </text:span><text:span text:style-name="T24">date.</text:span></text:p>
      <text:p text:style-name="P55"><text:span text:style-name="T24">The form has two functions:</text:span></text:p>
      <text:list xml:id="list4150107518" text:style-name="L18">
        <text:list-item>
          <text:p text:style-name="P57"><text:span text:style-name="T24">save</text:span></text:p>
        </text:list-item>
        <text:list-item>
          <text:p text:style-name="P57"><text:span text:style-name="T24">clean_date – checks if there is the same W</text:span><text:span text:style-name="T19">orkDay</text:span><text:span text:style-name="T24"> object in db and checks if date in past.</text:span></text:p>
        </text:list-item>
      </text:list>
      <text:p text:style-name="P55"><text:soft-page-break/><text:span text:style-name="T24"/></text:p>
      <text:p text:style-name="P55"><text:span text:style-name="T24"><text:tab/></text:span><text:span text:style-name="T22">CreateWorkDayView</text:span><text:span text:style-name="T26">(FormView) has the same way of working like a </text:span><text:span text:style-name="T22">CreateServiceView </text:span><text:span text:style-name="T26">but it works with WorkDayForm object.</text:span></text:p>
      <text:p text:style-name="P55"><text:span text:style-name="T24"/></text:p>
      <text:p text:style-name="P70"><text:span text:style-name="T24">Creat</text:span><text:span text:style-name="T25">e</text:span><text:span text:style-name="T24">AssignmentForm </text:span><text:span text:style-name="T12">is inherited from forms.ModelForm, it means that </text:span><text:span text:style-name="T16">in this class we create class Meta and in Meta class we write which model we use and what fields will be showed in the form. This way makes creating forms easier.</text:span></text:p>
      <text:p text:style-name="P58"><text:span text:style-name="T24">There are two methods in this Form:</text:span></text:p>
      <text:list xml:id="list113826695" text:style-name="L19">
        <text:list-item>
          <text:p text:style-name="P59"><text:span text:style-name="T24">save</text:span></text:p>
        </text:list-item>
        <text:list-item>
          <text:p text:style-name="P59"><text:span text:style-name="T24">clean – checks if there is assignment with current </text:span><text:span text:style-name="T19">worker</text:span><text:span text:style-name="T24"> and </text:span><text:span text:style-name="T19">workday</text:span></text:p>
        </text:list-item>
      </text:list>
      <text:p text:style-name="P58"><text:span text:style-name="T19"/></text:p>
      <text:p text:style-name="P60"><text:span text:style-name="T24">The same things happens to </text:span><text:span text:style-name="T19">CreateWorkDayAssignmentView</text:span><text:span text:style-name="T24">(FormView) like at </text:span><text:span text:style-name="T19">CreateServiceView.</text:span></text:p>
      <text:p text:style-name="P58"><text:span text:style-name="T19"/></text:p>
      <text:p text:style-name="P58"><text:span text:style-name="T24"/></text:p>
      <text:p text:style-name="P71"><text:span text:style-name="T24">DeactivateOrderForm </text:span><text:span text:style-name="T12">(forms.ModelForm) has one field:</text:span></text:p>
      <text:list xml:id="list1977304258" text:style-name="L20">
        <text:list-item>
          <text:p text:style-name="P72"><text:span text:style-name="T12">active, </text:span></text:p>
        </text:list-item>
      </text:list>
      <text:p text:style-name="P71"><text:span text:style-name="T12"><text:tab/>In this form we change status of the order. From active to </text:span><text:span text:style-name="T17">inactive.</text:span></text:p>
      <text:p text:style-name="P71"><text:span text:style-name="T17"><text:tab/>From point of code it looks – from True to False.</text:span></text:p>
      <text:p text:style-name="P71"><text:span text:style-name="T12"/></text:p>
      <text:p text:style-name="P73"><text:span text:style-name="T24">DeactivateOrderView </text:span><text:span text:style-name="T12">( View ) has only the post method change the order status and saves it to the database.</text:span></text:p>
      <text:p text:style-name="P73"><text:span text:style-name="T12"/></text:p>
      <text:p text:style-name="P74"><text:span text:style-name="T12">The next view is </text:span><text:span text:style-name="T24">SignOutView. </text:span><text:span text:style-name="T12">It log out user from the system and it is inherited from LogoutView.</text:span></text:p>
      <text:p text:style-name="P74"><text:span text:style-name="T12"/></text:p>
      <text:p text:style-name="P74"><text:span text:style-name="T24">WorkerListView</text:span><text:span text:style-name="T12">(ListView, django.views.generic.list), this view shows all workers and order they by </text:span><text:span text:style-name="T24">id</text:span><text:span text:style-name="T12">.</text:span></text:p>
      <text:p text:style-name="P74"><text:span text:style-name="T12"/></text:p>
      <text:p text:style-name="P74"><text:span text:style-name="T24">WorkerProfileView(View) </text:span><text:span text:style-name="T12">shows worker profile and every data which is linked with him. Shows all his current orders.</text:span></text:p>
      <text:p text:style-name="P74"><text:span text:style-name="T12"/></text:p>
      <text:p text:style-name="P74"><text:span text:style-name="T24">WorkerScheduleView</text:span><text:span text:style-name="T12">(View) shows all worker’s workdays.</text:span></text:p>
      <text:p text:style-name="P74"><text:span text:style-name="T12"/></text:p>
      <text:p text:style-name="P74"><text:span text:style-name="T12"/></text:p>
      <text:p text:style-name="P74"><text:span text:style-name="T12"/></text:p>
      <text:p text:style-name="P75"><text:span text:style-name="T24">Worker_app</text:span></text:p>
      <text:p text:style-name="P75"><text:span text:style-name="T24"/></text:p>
      <text:p text:style-name="P75"><text:span text:style-name="T24"><text:tab/></text:span><text:span text:style-name="T12">Models:</text:span></text:p>
      <text:list xml:id="list2588925466" text:style-name="L21">
        <text:list-item>
          <text:p text:style-name="P76"><text:span text:style-name="T12">Worker , this model is inherited from User model.</text:span></text:p>
        </text:list-item>
      </text:list>
      <text:p text:style-name="P75"><text:soft-page-break/><text:span text:style-name="T12"><text:tab/>So, there is SignOutView is used for the same things like in other apps.</text:span></text:p>
      <text:p text:style-name="P75"><text:span text:style-name="T12"><text:tab/></text:span></text:p>
      <text:p text:style-name="P75"><text:span text:style-name="T12"><text:tab/></text:span><text:span text:style-name="T24">MyScheduleView </text:span><text:span text:style-name="T12">(View) returns all workdays of current worker.</text:span></text:p>
      <text:p text:style-name="P75"><text:span text:style-name="T12"><text:tab/></text:span></text:p>
      <text:p text:style-name="P49"><text:span text:style-name="T18"><text:tab/></text:span><text:span text:style-name="T23">DateOrderView</text:span><text:span text:style-name="T18"> ( View ) returns all orders in chosen workda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7T15:52:33.656821663</meta:creation-date>
    <dc:date>2023-05-01T13:03:00.576593790</dc:date>
    <meta:editing-duration>PT2H2M57S</meta:editing-duration>
    <meta:editing-cycles>6</meta:editing-cycles>
    <meta:generator>LibreOffice/6.4.7.2$Linux_X86_64 LibreOffice_project/40$Build-2</meta:generator>
    <meta:document-statistic meta:table-count="0" meta:image-count="0" meta:object-count="0" meta:page-count="7" meta:paragraph-count="142" meta:word-count="1347" meta:character-count="7936" meta:non-whitespace-character-count="6728"/>
  </office:meta>
</office:document-meta>
</file>